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3.099cm" svg:height="1.999cm" draw:transform="rotate (-1.5707963267949) translate (5cm 4cm)" svg:viewBox="0 0 3100 2000" draw:points="0,2000 3100,2000 3100,0 141,0">
          <text:p/>
        </draw:polyline>
        <draw:polyline draw:style-name="gr1" draw:text-style-name="P1" draw:layer="layout" svg:width="3.099cm" svg:height="1.999cm" draw:transform="rotate (-1.5707963267949) translate (8cm 4cm)" svg:viewBox="0 0 3100 2000" draw:points="0,2000 3100,2000 3100,0 141,0">
          <text:p/>
        </draw:polyline>
        <draw:frame draw:style-name="gr2" draw:text-style-name="P2" draw:layer="layout" svg:width="0.853cm" svg:height="1.162cm" svg:x="6.647cm" svg:y="6cm">
          <draw:text-box>
            <text:p>1</text:p>
          </draw:text-box>
        </draw:frame>
        <draw:polyline draw:style-name="gr1" draw:text-style-name="P1" draw:layer="layout" svg:width="3.199cm" svg:height="1.999cm" draw:transform="rotate (-1.5707963267949) translate (11cm 3.9cm)" svg:viewBox="0 0 3200 2000" draw:points="0,2000 3200,2000 3200,0 145,0">
          <text:p/>
        </draw:polyline>
        <draw:frame draw:style-name="gr3" draw:text-style-name="P2" draw:layer="layout" svg:width="0.853cm" svg:height="0.962cm" svg:x="9.647cm" svg:y="6.1cm">
          <draw:text-box>
            <text:p>1</text:p>
          </draw:text-box>
        </draw:frame>
        <draw:frame draw:style-name="gr4" draw:text-style-name="P2" draw:layer="layout" svg:width="0.853cm" svg:height="1.062cm" svg:x="9.647cm" svg:y="5.138cm">
          <draw:text-box>
            <text:p>2</text:p>
          </draw:text-box>
        </draw:frame>
        <draw:polyline draw:style-name="gr1" draw:text-style-name="P1" draw:layer="layout" svg:width="3.099cm" svg:height="1.999cm" draw:transform="rotate (-1.5707963267949) translate (14cm 4cm)" svg:viewBox="0 0 3100 2000" draw:points="0,2000 3100,2000 3100,0 141,0">
          <text:p/>
        </draw:polyline>
        <draw:frame draw:style-name="gr3" draw:text-style-name="P2" draw:layer="layout" svg:width="1.065cm" svg:height="0.962cm" svg:x="12.435cm" svg:y="6.063cm">
          <draw:text-box>
            <text:p>-1</text:p>
          </draw:text-box>
        </draw:frame>
        <draw:polyline draw:style-name="gr5" draw:text-style-name="P1" draw:layer="layout" svg:width="3.099cm" svg:height="1.999cm" draw:transform="rotate (-1.5707963267949) translate (17cm 4cm)" svg:viewBox="0 0 3100 2000" draw:points="0,2000 3100,2000 3100,0 141,0">
          <text:p/>
        </draw:polyline>
        <draw:frame draw:style-name="gr3" draw:text-style-name="P2" draw:layer="layout" svg:width="1.065cm" svg:height="0.962cm" svg:x="15.4cm" svg:y="6.1cm">
          <draw:text-box>
            <text:p>-1</text:p>
          </draw:text-box>
        </draw:frame>
        <draw:frame draw:style-name="gr6" draw:text-style-name="P2" draw:layer="layout" svg:width="0.853cm" svg:height="0.962cm" svg:x="15.6cm" svg:y="5.1cm">
          <draw:text-box>
            <text:p>4</text:p>
          </draw:text-box>
        </draw:frame>
        <draw:polyline draw:style-name="gr5" draw:text-style-name="P1" draw:layer="layout" svg:width="3.099cm" svg:height="1.999cm" draw:transform="rotate (-1.5707963267949) translate (20cm 4cm)" svg:viewBox="0 0 3100 2000" draw:points="0,2000 3100,2000 3100,0 141,0">
          <text:p/>
        </draw:polyline>
        <draw:frame draw:style-name="gr3" draw:text-style-name="P2" draw:layer="layout" svg:width="1.065cm" svg:height="0.962cm" svg:x="18.435cm" svg:y="6.1cm">
          <draw:text-box>
            <text:p>-1</text:p>
          </draw:text-box>
        </draw:frame>
        <draw:frame draw:style-name="gr7" draw:text-style-name="P2" draw:layer="layout" svg:width="0.853cm" svg:height="0.962cm" svg:x="18.6cm" svg:y="5.1cm">
          <draw:text-box>
            <text:p>4</text:p>
          </draw:text-box>
        </draw:frame>
        <draw:frame draw:style-name="gr3" draw:text-style-name="P2" draw:layer="layout" svg:width="0.853cm" svg:height="0.962cm" svg:x="18.6cm" svg:y="4.238cm">
          <draw:text-box>
            <text:p>5</text:p>
          </draw:text-box>
        </draw:frame>
        <draw:polyline draw:style-name="gr5" draw:text-style-name="P1" draw:layer="layout" svg:width="3.099cm" svg:height="1.999cm" draw:transform="rotate (-1.5707963267949) translate (23cm 4cm)" svg:viewBox="0 0 3100 2000" draw:points="0,2000 3100,2000 3100,0 141,0">
          <text:p/>
        </draw:polyline>
        <draw:frame draw:style-name="gr3" draw:text-style-name="P2" draw:layer="layout" svg:width="1.065cm" svg:height="0.962cm" svg:x="21.4cm" svg:y="6.1cm">
          <draw:text-box>
            <text:p>-1</text:p>
          </draw:text-box>
        </draw:frame>
        <draw:frame draw:style-name="gr8" draw:text-style-name="P2" draw:layer="layout" svg:width="0.853cm" svg:height="0.962cm" svg:x="21.6cm" svg:y="5.138cm">
          <draw:text-box>
            <text:p>9</text:p>
          </draw:text-box>
        </draw:frame>
        <draw:polyline draw:style-name="gr5" draw:text-style-name="P1" draw:layer="layout" svg:width="3.099cm" svg:height="1.999cm" draw:transform="rotate (-1.5707963267949) translate (26cm 4cm)" svg:viewBox="0 0 3100 2000" draw:points="0,2000 3100,2000 3100,0 141,0">
          <text:p/>
        </draw:polyline>
        <draw:frame draw:style-name="gr3" draw:text-style-name="P2" draw:layer="layout" svg:width="1.065cm" svg:height="0.962cm" svg:x="24.435cm" svg:y="6.1cm">
          <draw:text-box>
            <text:p>-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1:20:08.212910000</meta:creation-date>
    <dc:date>2016-12-22T11:25:46.696903000</dc:date>
    <meta:editing-duration>PT5M41S</meta:editing-duration>
    <meta:editing-cycles>1</meta:editing-cycles>
    <meta:document-statistic meta:object-count="20"/>
    <meta:generator>LibreOffice/5.2.3.3$MacOSX_X86_64 LibreOffice_project/d54a8868f08a7b39642414cf2c8ef2f228f780cf</meta:generator>
  </office:meta>
</office:document-meta>
</file>